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e4f5" officeooo:paragraph-rsid="0005e4f5"/>
    </style:style>
    <style:style style:name="P2" style:family="paragraph" style:parent-style-name="Standard">
      <style:text-properties officeooo:rsid="0005e4f5" officeooo:paragraph-rsid="00107d2a"/>
    </style:style>
    <style:style style:name="P3" style:family="paragraph" style:parent-style-name="Standard">
      <style:text-properties officeooo:rsid="0005e4f5" officeooo:paragraph-rsid="0013ac14"/>
    </style:style>
    <style:style style:name="P4" style:family="paragraph" style:parent-style-name="Standard">
      <style:text-properties officeooo:rsid="00107d2a" officeooo:paragraph-rsid="00107d2a"/>
    </style:style>
    <style:style style:name="P5" style:family="paragraph" style:parent-style-name="Standard">
      <style:text-properties officeooo:rsid="000e9861" officeooo:paragraph-rsid="0013ac14"/>
    </style:style>
    <style:style style:name="P6" style:family="paragraph" style:parent-style-name="Standard">
      <style:text-properties officeooo:rsid="0019d2a5" officeooo:paragraph-rsid="0019d2a5"/>
    </style:style>
    <style:style style:name="T1" style:family="text">
      <style:text-properties officeooo:rsid="00067fa8"/>
    </style:style>
    <style:style style:name="T2" style:family="text">
      <style:text-properties officeooo:rsid="00082048"/>
    </style:style>
    <style:style style:name="T3" style:family="text">
      <style:text-properties officeooo:rsid="000e9861"/>
    </style:style>
    <style:style style:name="T4" style:family="text">
      <style:text-properties officeooo:rsid="00107d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stion 1:</text:p>
      <text:p text:style-name="P6">2Categories</text:p>
      <text:p text:style-name="P6">16attributes</text:p>
      <text:p text:style-name="P6">Read 110 instances</text:p>
      <text:p text:style-name="P6">2Categories</text:p>
      <text:p text:style-name="P6">16attributes</text:p>
      <text:p text:style-name="P6">Read 27 instances</text:p>
      <text:p text:style-name="P6"><text:s text:c="2"/>ASCITES = True:</text:p>
      <text:p text:style-name="P6"><text:s text:c="4"/>SPIDERS = True:</text:p>
      <text:p text:style-name="P6"><text:s text:c="6"/>BILIRUBIN = True:</text:p>
      <text:p text:style-name="P6"><text:s text:c="8"/>FIRMLIVER = True:</text:p>
      <text:p text:style-name="P6"><text:s text:c="4"/>Class alive, prob=1.00</text:p>
      <text:p text:style-name="P6"><text:s text:c="8"/>FIRMLIVER = False:</text:p>
      <text:p text:style-name="P6"><text:s text:c="10"/>BIGLIVER = True:</text:p>
      <text:p text:style-name="P6"><text:s text:c="12"/>STEROID = True:</text:p>
      <text:p text:style-name="P6"><text:s text:c="4"/>Class alive, prob=1.00</text:p>
      <text:p text:style-name="P6"><text:s text:c="12"/>STEROID = False:</text:p>
      <text:p text:style-name="P6"><text:s text:c="14"/>FEMALE = True:</text:p>
      <text:p text:style-name="P6"><text:s text:c="4"/>Class alive, prob=1.00</text:p>
      <text:p text:style-name="P6"><text:s text:c="14"/>FEMALE = False:</text:p>
      <text:p text:style-name="P6"><text:s text:c="16"/>ANTIVIRALS = True:</text:p>
      <text:p text:style-name="P6"><text:s text:c="18"/>FATIGUE = True:</text:p>
      <text:p text:style-name="P6"><text:s text:c="4"/>Class dead, prob=1.00</text:p>
      <text:p text:style-name="P6"><text:s text:c="18"/>FATIGUE = False:</text:p>
      <text:p text:style-name="P6"><text:s text:c="4"/>Class alive, prob=1.00</text:p>
      <text:p text:style-name="P6"><text:s text:c="16"/>ANTIVIRALS = False:</text:p>
      <text:p text:style-name="P6"><text:s text:c="4"/>Class dead, prob=1.00</text:p>
      <text:p text:style-name="P6"><text:s text:c="10"/>BIGLIVER = False:</text:p>
      <text:p text:style-name="P6"><text:s text:c="4"/>Class alive, prob=1.00</text:p>
      <text:p text:style-name="P6"><text:s text:c="6"/>BILIRUBIN = False:</text:p>
      <text:p text:style-name="P6"><text:s text:c="4"/>Class dead, prob=1.00</text:p>
      <text:p text:style-name="P6"><text:s text:c="4"/>SPIDERS = False:</text:p>
      <text:p text:style-name="P6"><text:s text:c="6"/>FIRMLIVER = True:</text:p>
      <text:p text:style-name="P6"><text:s text:c="8"/>AGE = True:</text:p>
      <text:p text:style-name="P6"><text:s text:c="4"/>Class alive, prob=1.00</text:p>
      <text:p text:style-name="P6"><text:s text:c="8"/>AGE = False:</text:p>
      <text:p text:style-name="P6"><text:s text:c="10"/>HISTOLOGY = True:</text:p>
      <text:p text:style-name="P6"><text:s text:c="4"/>Class alive, prob=1.00</text:p>
      <text:p text:style-name="P6"><text:s text:c="10"/>HISTOLOGY = False:</text:p>
      <text:p text:style-name="P6"><text:s text:c="12"/>ANTIVIRALS = True:</text:p>
      <text:p text:style-name="P6"><text:s text:c="4"/>Class dead, prob=1.00</text:p>
      <text:p text:style-name="P6"><text:s text:c="12"/>ANTIVIRALS = False:</text:p>
      <text:p text:style-name="P6"><text:s text:c="14"/>STEROID = True:</text:p>
      <text:p text:style-name="P6"><text:s text:c="4"/>Class alive, prob=1.00</text:p>
      <text:p text:style-name="P6"><text:s text:c="14"/>STEROID = False:</text:p>
      <text:p text:style-name="P6"><text:s text:c="4"/>Class dead, prob=1.00</text:p>
      <text:p text:style-name="P6"><text:s text:c="6"/>FIRMLIVER = False:</text:p>
      <text:p text:style-name="P6"><text:s text:c="8"/>HISTOLOGY = True:</text:p>
      <text:p text:style-name="P6"><text:s text:c="10"/>BIGLIVER = True:</text:p>
      <text:p text:style-name="P6"><text:s text:c="12"/>SPLEENPALPABLE = True:</text:p>
      <text:p text:style-name="P6"><text:s text:c="4"/>Class alive, prob=1.00</text:p>
      <text:p text:style-name="P6"><text:s text:c="12"/>SPLEENPALPABLE = False:</text:p>
      <text:p text:style-name="P6"><text:soft-page-break/><text:s text:c="14"/>ANOREXIA = True:</text:p>
      <text:p text:style-name="P6"><text:s text:c="4"/>Class dead, prob=1.00</text:p>
      <text:p text:style-name="P6"><text:s text:c="14"/>ANOREXIA = False:</text:p>
      <text:p text:style-name="P6"><text:s text:c="4"/>Class alive, prob=1.00</text:p>
      <text:p text:style-name="P6"><text:s text:c="10"/>BIGLIVER = False:</text:p>
      <text:p text:style-name="P6"><text:s text:c="4"/>Class dead, prob=1.00</text:p>
      <text:p text:style-name="P6"><text:s text:c="8"/>HISTOLOGY = False:</text:p>
      <text:p text:style-name="P6"><text:s text:c="4"/>Class alive, prob=1.00</text:p>
      <text:p text:style-name="P6"><text:s text:c="2"/>ASCITES = False:</text:p>
      <text:p text:style-name="P6"><text:s text:c="4"/>BIGLIVER = True:</text:p>
      <text:p text:style-name="P6"><text:s text:c="6"/>STEROID = True:</text:p>
      <text:p text:style-name="P6"><text:s text:c="4"/>Class dead, prob=1.00</text:p>
      <text:p text:style-name="P6"><text:s text:c="6"/>STEROID = False:</text:p>
      <text:p text:style-name="P6"><text:s text:c="8"/>ANOREXIA = True:</text:p>
      <text:p text:style-name="P6"><text:s text:c="4"/>Class dead, prob=1.00</text:p>
      <text:p text:style-name="P6"><text:s text:c="8"/>ANOREXIA = False:</text:p>
      <text:p text:style-name="P6"><text:s text:c="4"/>Class alive, prob=1.00</text:p>
      <text:p text:style-name="P6"><text:s text:c="4"/>BIGLIVER = False:</text:p>
      <text:p text:style-name="P6"><text:s text:c="4"/>Class alive, prob=1.00</text:p>
      <text:p text:style-name="P6"/>
      <text:p text:style-name="P6">11/27 Correct</text:p>
      <text:p text:style-name="P4">Compare the accuracy of your Decision Tree program to the baseline classifier which always predicts the most frequent class in the dataset, and comment on any difference.</text:p>
      <text:p text:style-name="P4"/>
      <text:p text:style-name="P6">Question 2:</text:p>
      <text:p text:style-name="P6"/>
      <text:p text:style-name="P6"/>
      <text:p text:style-name="P6"/>
      <text:p text:style-name="P6"/>
      <text:p text:style-name="P4">Question 3:</text:p>
      <text:p text:style-name="P2">Pruning is the act of not splitting on a decision as the impurity is low enough for you to determine to viable outcome. <text:span text:style-name="T1">In order to prune we can set a threshold. If the gained accuracy of splitting the node is greater than the threshold, then we will decide to split. If the gained accuracy of splitting is less than the threshold then we will not continue splitting, therefore pruning the decision tree. The gained accuracy will be determined through the calculation of the impurity (previous branched weighted average impurity – current branched weighted average impurity). </text:span>This reduces accuracy of the training set as there is less purity in leaf nodes, <text:span text:style-name="T2">therefore greater uncertainty.</text:span> <text:span text:style-name="T2">Pruning</text:span> decreases complexity as there is less steps in the model <text:span text:style-name="T2">however, pruning </text:span>reduces the amount of over fitting to a training set. <text:span text:style-name="T2">Because pruning reduces the amount of over fitting it creates a more general tree making it a better model to test data. </text:span></text:p>
      <text:p text:style-name="P1"/>
      <text:p text:style-name="P3"><text:span text:style-name="T4">Question 4:</text:span><text:line-break/><text:span text:style-name="T3">Binary decision algorithms use greedy decisions in the splitting process. As the subsets that you are splitting get smaller and smaller therefore when there is a large number of splits that are required the computational expense gets higher and higher. As we increase the amount of categories the max purity decrease. However, it should increase. As the number of categories increase the level of max impurity will plateau therefore making the accuracy of the impurity decrease. <text:s/></text:span></text:p>
      <text:p text:style-name="P5"><text:s/></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22:13:49.136397082</meta:creation-date>
    <dc:date>2019-04-04T23:20:41.900882876</dc:date>
    <meta:editing-duration>PT1H59M54S</meta:editing-duration>
    <meta:editing-cycles>10</meta:editing-cycles>
    <meta:generator>LibreOffice/6.1.5.2$Linux_X86_64 LibreOffice_project/90f8dcf33c87b3705e78202e3df5142b201bd805</meta:generator>
    <meta:document-statistic meta:table-count="0" meta:image-count="0" meta:object-count="0" meta:page-count="3" meta:paragraph-count="78" meta:word-count="473" meta:character-count="3399" meta:non-whitespace-character-count="2506"/>
  </office:meta>
</office:document-meta>
</file>